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paragraph-properties fo:line-height="150%"/>
      <style:text-properties style:font-name="Montserrat" fo:font-size="9pt" style:font-name-asian="Montserrat1" style:font-size-asian="9pt" style:font-name-complex="Montserrat1" style:font-size-complex="9pt"/>
    </style:style>
    <style:style style:name="P2" style:family="paragraph" style:parent-style-name="Standard">
      <style:paragraph-properties fo:line-height="150%"/>
      <style:text-properties style:font-name="Montserrat" fo:font-size="10pt" style:font-name-asian="Montserrat1" style:font-size-asian="10pt" style:font-name-complex="Montserrat1" style:font-size-complex="10pt"/>
    </style:style>
    <style:style style:name="P3" style:family="paragraph" style:parent-style-name="Standard">
      <style:paragraph-properties fo:line-height="150%"/>
      <style:text-properties style:font-name="Montserrat" fo:font-size="10pt" fo:font-style="italic" style:font-name-asian="Montserrat1" style:font-size-asian="10pt" style:font-style-asian="italic" style:font-name-complex="Montserrat1" style:font-size-complex="10pt"/>
    </style:style>
    <style:style style:name="P4" style:family="paragraph" style:parent-style-name="Standard">
      <style:paragraph-properties fo:line-height="150%"/>
      <style:text-properties style:font-name="Montserrat" fo:font-size="12pt" fo:font-weight="bold" style:font-name-asian="Montserrat1" style:font-size-asian="12pt" style:font-weight-asian="bold" style:font-name-complex="Montserrat1" style:font-size-complex="12pt"/>
    </style:style>
    <style:style style:name="P5" style:family="paragraph" style:parent-style-name="Standard">
      <style:paragraph-properties fo:line-height="150%"/>
    </style:style>
    <style:style style:name="P6" style:family="paragraph" style:parent-style-name="Standard">
      <style:paragraph-properties fo:margin-left="0in" fo:margin-right="0in" fo:line-height="150%" fo:text-indent="0in" style:auto-text-indent="false"/>
    </style:style>
    <style:style style:name="P7" style:family="paragraph" style:parent-style-name="Standard">
      <style:paragraph-properties fo:margin-left="0in" fo:margin-right="0in" fo:line-height="150%"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8" style:family="paragraph" style:parent-style-name="Standard">
      <style:paragraph-properties fo:margin-left="0in" fo:margin-right="0in" fo:line-height="150%" fo:text-indent="0in" style:auto-text-indent="false"/>
      <style:text-properties style:font-name="Montserrat" fo:font-size="10pt" style:font-name-asian="Montserrat1" style:font-size-asian="10pt" style:font-name-complex="Montserrat1" style:font-size-complex="10pt"/>
    </style:style>
    <style:style style:name="P9" style:family="paragraph" style:parent-style-name="Standard" style:master-page-name="Standard">
      <style:paragraph-properties fo:margin-left="0in" fo:margin-right="0in" fo:line-height="150%" fo:text-indent="0in" style:auto-text-indent="false" style:page-number="1"/>
    </style:style>
    <style:style style:name="P10" style:family="paragraph" style:parent-style-name="Standard" style:list-style-name="WWNum5">
      <style:paragraph-properties fo:margin-left="0.5in" fo:margin-right="0in" fo:line-height="150%" fo:text-indent="-0.25in" style:auto-text-indent="false"/>
    </style:style>
    <style:style style:name="P11" style:family="paragraph" style:parent-style-name="Standard" style:list-style-name="WWNum4">
      <style:paragraph-properties fo:margin-left="0.5in" fo:margin-right="0in" fo:line-height="150%" fo:text-indent="-0.25in" style:auto-text-indent="false"/>
    </style:style>
    <style:style style:name="P12" style:family="paragraph" style:parent-style-name="Standard" style:list-style-name="WWNum1">
      <style:paragraph-properties fo:margin-left="0.5in" fo:margin-right="0in" fo:line-height="150%" fo:text-indent="-0.25in" style:auto-text-indent="false"/>
    </style:style>
    <style:style style:name="P13" style:family="paragraph" style:parent-style-name="Standard" style:list-style-name="WWNum3">
      <style:paragraph-properties fo:margin-left="0.5in" fo:margin-right="0in" fo:line-height="150%" fo:text-indent="-0.25in" style:auto-text-indent="false"/>
    </style:style>
    <style:style style:name="P14" style:family="paragraph" style:parent-style-name="Standard" style:list-style-name="WWNum2">
      <style:paragraph-properties fo:margin-left="0.5in" fo:margin-right="0in" fo:line-height="150%" fo:text-indent="-0.25in" style:auto-text-indent="false"/>
    </style:style>
    <style:style style:name="P15" style:family="paragraph" style:parent-style-name="Standard">
      <style:paragraph-properties fo:margin-left="0.5in" fo:margin-right="0in" fo:line-height="150%" fo:text-indent="0in" style:auto-text-indent="false"/>
    </style:style>
    <style:style style:name="P16" style:family="paragraph" style:parent-style-name="Standard">
      <style:paragraph-properties fo:margin-left="0.5in" fo:margin-right="0in" fo:line-height="150%" fo:text-indent="0in" style:auto-text-indent="false"/>
      <style:text-properties style:font-name="Montserrat" fo:font-size="9pt" style:font-name-asian="Montserrat1" style:font-size-asian="9pt" style:font-name-complex="Montserrat1" style:font-size-complex="9pt"/>
    </style:style>
    <style:style style:name="P17" style:family="paragraph" style:parent-style-name="Standard">
      <style:paragraph-properties fo:line-height="150%" fo:break-before="page"/>
    </style:style>
    <style:style style:name="P18" style:family="paragraph" style:parent-style-name="Standard" style:list-style-name="WWNum4">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1">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4">
      <style:paragraph-properties fo:margin-left="1in" fo:margin-right="0in" fo:line-height="150%" fo:text-indent="-0.25in" style:auto-text-indent="false"/>
    </style:style>
    <style:style style:name="P21" style:family="paragraph" style:parent-style-name="Standard" style:list-style-name="WWNum1">
      <style:paragraph-properties fo:margin-left="1in" fo:margin-right="0in" fo:line-height="150%" fo:text-indent="-0.25in" style:auto-text-indent="false"/>
    </style:style>
    <style:style style:name="P22" style:family="paragraph" style:parent-style-name="Standard">
      <style:paragraph-properties fo:margin-left="1in" fo:margin-right="0in" fo:line-height="150%" fo:text-indent="0in" style:auto-text-indent="false"/>
      <style:text-properties style:font-name="Montserrat" fo:font-size="10pt" style:font-name-asian="Montserrat1" style:font-size-asian="10pt" style:font-name-complex="Montserrat1" style:font-size-complex="10pt"/>
    </style:style>
    <style:style style:name="P23" style:family="paragraph" style:parent-style-name="Standard" style:list-style-name="WWNum1">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style:font-name="Montserrat" fo:font-size="10pt" style:font-name-asian="Montserrat1" style:font-size-asian="10pt" style:font-name-complex="Montserrat1" style:font-size-complex="10pt"/>
    </style:style>
    <style:style style:name="P25"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5in" style:auto-text-indent="false" fo:break-before="auto" fo:break-after="auto" fo:padding="0in" fo:border="none" fo:keep-with-next="auto"/>
    </style:style>
    <style:style style:name="P26" style:family="paragraph" style:parent-style-name="Standard">
      <style:paragraph-properties fo:margin-left="0in" fo:margin-right="0in" fo:line-height="150%" fo:text-indent="0.5in" style:auto-text-indent="false"/>
    </style:style>
    <style:style style:name="P27"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style:font-name="Montserrat" fo:font-size="12pt" fo:font-weight="bold" style:font-name-asian="Montserrat1" style:font-size-asian="12pt" style:font-weight-asian="bold" style:font-name-complex="Montserrat1" style:font-size-complex="12pt"/>
    </style:style>
    <style:style style:name="P28"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29"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30" style:family="paragraph">
      <loext:graphic-properties draw:fill="none"/>
      <style:paragraph-properties fo:text-align="start"/>
      <style:text-properties fo:font-size="18pt"/>
    </style:style>
    <style:style style:name="P31" style:family="paragraph">
      <loext:graphic-properties draw:fill="solid" draw:fill-color="#a4c2f4"/>
      <style:paragraph-properties fo:text-align="start"/>
    </style:style>
    <style:style style:name="P32" style:family="paragraph">
      <loext:graphic-properties draw:fill="solid" draw:fill-color="#b6d7a8"/>
      <style:paragraph-properties fo:text-align="start"/>
    </style:style>
    <style:style style:name="P33" style:family="paragraph">
      <loext:graphic-properties draw:fill="solid" draw:fill-color="#9fc5e8"/>
      <style:paragraph-properties fo:text-align="start"/>
    </style:style>
    <style:style style:name="P34" style:family="paragraph">
      <style:paragraph-properties fo:margin-top="0in" fo:margin-bottom="0in" fo:line-height="100%" fo:text-align="start"/>
    </style:style>
    <style:style style:name="P35" style:family="paragraph">
      <loext:graphic-properties draw:fill="none"/>
      <style:paragraph-properties fo:margin-top="0in" fo:margin-bottom="0in" fo:line-height="100%" fo:text-align="start"/>
    </style:style>
    <style:style style:name="T1" style:family="text">
      <style:text-properties style:font-name="Montserrat" fo:font-size="14pt" fo:font-weight="bold" style:font-name-asian="Montserrat1" style:font-size-asian="14pt" style:font-weight-asian="bold" style:font-name-complex="Montserrat1" style:font-size-complex="14pt"/>
    </style:style>
    <style:style style:name="T2" style:family="text">
      <style:text-properties style:font-name="Montserrat" fo:font-size="10pt" style:font-name-asian="Montserrat1" style:font-size-asian="10pt" style:font-name-complex="Montserrat1" style:font-size-complex="10pt"/>
    </style:style>
    <style:style style:name="T3" style:family="text">
      <style:text-properties style:font-name="Montserrat" fo:font-size="10pt" fo:font-style="italic" style:font-name-asian="Montserrat1" style:font-size-asian="10pt" style:font-style-asian="italic" style:font-name-complex="Montserrat1" style:font-size-complex="10pt"/>
    </style:style>
    <style:style style:name="T4" style:family="text">
      <style:text-properties style:font-name="Montserrat" fo:font-size="10pt" fo:font-weight="bold" style:font-name-asian="Montserrat1" style:font-size-asian="10pt" style:font-weight-asian="bold" style:font-name-complex="Montserrat1" style:font-size-complex="10pt"/>
    </style:style>
    <style:style style:name="T5" style:family="text">
      <style:text-properties style:font-name="Montserrat" fo:font-size="9pt" style:font-name-asian="Montserrat1" style:font-size-asian="9pt" style:font-name-complex="Montserrat1" style:font-size-complex="9pt"/>
    </style:style>
    <style:style style:name="T6" style:family="text">
      <style:text-properties style:font-name="Montserrat" fo:font-size="12pt" fo:font-weight="bold" style:font-name-asian="Montserrat1" style:font-size-asian="12pt" style:font-weight-asian="bold" style:font-name-complex="Montserrat1" style:font-size-complex="12pt"/>
    </style:style>
    <style:style style:name="T7" style:family="text">
      <style:text-properties style:font-name="Montserrat" fo:font-size="12pt" style:font-name-asian="Montserrat1" style:font-size-asian="12pt" style:font-name-complex="Montserrat1" style:font-size-complex="12pt"/>
    </style:style>
    <style:style style:name="T8" style:family="text">
      <style:text-properties fo:color="#1155cc" style:font-name="Montserrat" fo:font-size="12pt" style:text-underline-style="solid" style:text-underline-width="auto" style:text-underline-color="font-color" fo:font-weight="bold" style:font-name-asian="Montserrat1" style:font-size-asian="12pt" style:font-weight-asian="bold" style:font-name-complex="Montserrat1" style:font-size-complex="12pt"/>
    </style:style>
    <style:style style:name="T9" style:family="text">
      <style:text-properties fo:color="#1155cc" style:font-name="Montserrat" fo:font-size="10pt" fo:font-style="italic" fo:font-weight="bold" style:font-name-asian="Montserrat1" style:font-size-asian="10pt" style:font-style-asian="italic" style:font-weight-asian="bold" style:font-name-complex="Montserrat1" style:font-size-complex="10pt"/>
    </style:style>
    <style:style style:name="T10" style:family="text">
      <style:text-properties fo:color="#6aa84f" style:font-name="Montserrat" fo:font-size="10pt" fo:font-style="italic" fo:font-weight="bold" style:font-name-asian="Montserrat1" style:font-size-asian="10pt" style:font-style-asian="italic" style:font-weight-asian="bold" style:font-name-complex="Montserrat1" style:font-size-complex="10pt"/>
    </style:style>
    <style:style style:name="T11" style:family="text">
      <style:text-properties fo:color="#6aa84f" style:font-name="Montserrat" fo:font-size="10pt" fo:font-weight="bold" style:font-name-asian="Montserrat1" style:font-size-asian="10pt" style:font-weight-asian="bold" style:font-name-complex="Montserrat1" style:font-size-complex="10pt"/>
    </style:style>
    <style:style style:name="T12" style:family="text">
      <style:text-properties fo:color="#3c78d8" style:font-name="Montserrat" fo:font-size="10pt" fo:font-weight="bold" style:font-name-asian="Montserrat1" style:font-size-asian="10pt" style:font-weight-asian="bold" style:font-name-complex="Montserrat1" style:font-size-complex="10pt"/>
    </style:style>
    <style:style style:name="T13" style:family="text">
      <style:text-properties fo:font-variant="normal" fo:text-transform="none" fo:color="#000000" style:text-line-through-style="none" style:text-line-through-type="none" style:text-position="0% 100%" style:font-name="Arial" fo:font-size="12pt" fo:font-style="normal" fo:font-weight="normal" style:font-name-asian="Arial2" style:font-size-asian="12pt" style:font-style-asian="normal" style:font-weight-asian="normal" style:font-name-complex="Arial2"/>
    </style:style>
    <style:style style:name="T14" style:family="text">
      <style:text-properties fo:font-variant="normal" fo:text-transform="none" fo:color="#000000" style:text-line-through-style="none" style:text-line-through-type="none" style:text-position="0% 100%" style:font-name="Arial" fo:font-size="11pt" fo:font-style="normal" fo:font-weight="normal" style:font-name-asian="Arial2" style:font-size-asian="11pt" style:font-style-asian="normal" style:font-weight-asian="normal" style:font-name-complex="Arial2"/>
    </style:style>
    <style:style style:name="T15" style:family="text">
      <style:text-properties fo:font-variant="normal" fo:text-transform="none" fo:color="#cc4125" style:text-line-through-style="none" style:text-line-through-type="none" style:text-position="0% 100%" style:font-name="Arial" fo:font-size="12pt" fo:font-style="normal" fo:font-weight="bold" style:font-name-asian="Arial2" style:font-size-asian="12pt" style:font-style-asian="normal" style:font-weight-asian="bold" style:font-name-complex="Arial2"/>
    </style:style>
    <style:style style:name="T16" style:family="text">
      <style:text-properties fo:font-variant="normal" fo:text-transform="none" fo:color="#0b5394" style:text-line-through-style="none" style:text-line-through-type="none" style:text-position="0% 100%" style:font-name="Arial" fo:font-size="12pt" fo:font-style="normal" fo:font-weight="bold" style:font-name-asian="Arial2" style:font-size-asian="12pt" style:font-style-asian="normal" style:font-weight-asian="bold" style:font-name-complex="Arial2"/>
    </style:style>
    <style:style style:name="T17" style:family="text">
      <style:text-properties fo:font-variant="normal" fo:text-transform="none" fo:color="#0b5394" style:text-line-through-style="none" style:text-line-through-type="none" style:text-position="0% 100%" style:font-name="Arial" fo:font-size="11pt" fo:font-style="normal" fo:font-weight="bold" style:font-name-asian="Arial2" style:font-size-asian="11pt" style:font-style-asian="normal" style:font-weight-asian="bold" style:font-name-complex="Arial2"/>
    </style:style>
    <style:style style:name="T18" style:family="text">
      <style:text-properties fo:color="#38761d" style:font-name="Montserrat" fo:font-size="10pt" fo:font-weight="bold" style:font-name-asian="Montserrat1" style:font-size-asian="10pt" style:font-weight-asian="bold" style:font-name-complex="Montserrat1" style:font-size-complex="10pt"/>
    </style:style>
    <style:style style:name="T1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gr1" style:family="graphic" style:parent-style-name="Frame">
      <style:graphic-properties draw:stroke="none" svg:stroke-width="0in" draw:fill="none" draw:textarea-vertical-align="top" draw:auto-grow-height="true" fo:min-height="0in" fo:min-width="0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a4c2f4" draw:textarea-vertical-align="middle" draw:auto-grow-height="false" draw:fit-to-size="false" style:shrink-to-fit="false" fo:min-height="0.05in" fo:min-width="0.089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b6d7a8" draw:textarea-vertical-align="middle" draw:auto-grow-height="false" draw:fit-to-size="false" style:shrink-to-fit="false" fo:min-height="0.05in" fo:min-width="0.089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9fc5e8" draw:textarea-vertical-align="middle" draw:auto-grow-height="false" draw:fit-to-size="false" style:shrink-to-fit="false" fo:min-height="0.05in" fo:min-width="0.089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b6d7a8" draw:textarea-vertical-align="middle" draw:auto-grow-height="false" draw:fit-to-size="false" style:shrink-to-fit="false" fo:min-height="0.0492in" fo:min-width="0.089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s/>Small World </text:span></text:p>
      <text:p text:style-name="P7"/>
      <text:p text:style-name="P6"><text:span text:style-name="T1">Introducción</text:span></text:p>
      <text:p text:style-name="P6"><text:span text:style-name="T2">Se pretende desarrollar un videojuego basado en turnos. El juego se desarrolla en un mapa dividido en casilleros hexagonales (terrenos) en donde los jugadores pueden posicionar entidades. Estas entidades pueden moverse entre casilleros, atacar otras entidades e interactuar con diferentes objetos. Una entidad puede ser acuática, terrestre, aérea o cualquier combinación de ellas </text:span><text:span text:style-name="T3">(acuático-terrestre, aéreo-terrestre, aéreo-acuático-terrestre, etc)</text:span><text:span text:style-name="T2">, esto define el terreno por el cual puede moverse y su posición Z sobre el tablero; una entidad aéreo-terrestre puede estar parada en un terreno o volando sobre el.</text:span></text:p>
      <text:p text:style-name="P1"/>
      <text:p text:style-name="P5"><text:a xlink:type="simple" xlink:href="https://drive.google.com/file/d/1xZrBXDT5wlP2mtTjTZLMxK-OMpaIFUon/view?usp=sharing" text:style-name="ListLabel_20_46" text:visited-style-name="ListLabel_20_46"><text:span text:style-name="T8">Diagrama de clases</text:span></text:a></text:p>
      <text:p text:style-name="P1"/>
      <text:p text:style-name="P5"><text:span text:style-name="T6">Entregas parciales</text:span></text:p>
      <text:p text:style-name="P6"><text:span text:style-name="T2">Las siguientes fechas indican lo que debería estar diseñado e implementado a través de al menos un formulario de prueba.</text:span></text:p>
      <text:p text:style-name="P8"/>
      <text:list xml:id="list838875825" text:style-name="WWNum5">
        <text:list-item>
          <text:p text:style-name="P10"><text:span text:style-name="T2">01/09 - <text:s/>CRUD entidades.</text:span></text:p>
        </text:list-item>
        <text:list-item>
          <text:p text:style-name="P10"><text:span text:style-name="T2">08/09 - Simulación de combate entre dos entidades.</text:span></text:p>
        </text:list-item>
        <text:list-item>
          <text:p text:style-name="P10"><text:span text:style-name="T2">15/09 - <text:s text:c="2"/>CRUD de items. </text:span></text:p>
        </text:list-item>
        <text:list-item>
          <text:p text:style-name="P10"><text:span text:style-name="T2">22/09 - <text:s/>Usar un ítem con una entidad.</text:span></text:p>
        </text:list-item>
        <text:list-item>
          <text:p text:style-name="P10"><text:span text:style-name="T2">06/10 - <text:s text:c="2"/>Agregar posicionables a un terreno. (items, alimentos y entidades) </text:span></text:p>
        </text:list-item>
      </text:list>
      <text:p text:style-name="P15"><text:span text:style-name="T4">Hasta aca para aprobar la cursada</text:span></text:p>
      <text:list xml:id="list153024114876494" text:continue-numbering="true" text:style-name="WWNum5">
        <text:list-item>
          <text:p text:style-name="P10"><text:span text:style-name="T2">20/10 - Mover entidades entre terrenos limítrofes</text:span></text:p>
        </text:list-item>
        <text:list-item>
          <text:p text:style-name="P10"><text:span text:style-name="T2">27/10 - Generar mapa de terrenos aleatorios.</text:span></text:p>
        </text:list-item>
        <text:list-item>
          <text:p text:style-name="P10"><text:span text:style-name="T4">10/11 - Entrega final del proyecto cumplimentando los requerimientos de los puntos 1 a 8.</text:span></text:p>
        </text:list-item>
      </text:list>
      <text:p text:style-name="P4"/>
      <text:p text:style-name="P17"><text:span text:style-name="T6">Gameloop de rondas y turnos</text:span></text:p>
      <text:p text:style-name="P5"><text:span text:style-name="T2">Se define de manera aleatoria el orden en que comienza la primera ronda. En una ronda todos los jugadores juegan un turno. En cada ronda cambia el jugador que la inicia. El jugador que inicia una ronda es el que la finaliza la próxima.</text:span></text:p>
      <text:p text:style-name="P5"><text:span text:style-name="T2">Durante su turno, un jugador puede utilizar todas las entidades que quiera.</text:span></text:p>
      <text:p text:style-name="P3"/>
      <text:p text:style-name="P5"><text:span text:style-name="T6">Entidad (CRUD)</text:span></text:p>
      <text:p text:style-name="P5"><text:span text:style-name="T2">Atributos de una entidad</text:span></text:p>
      <text:p text:style-name="P2"/>
      <text:list xml:id="list1265412190" text:style-name="WWNum4">
        <text:list-item>
          <text:p text:style-name="P18"><text:span text:style-name="T10">Name</text:span></text:p>
          <text:list>
            <text:list-item>
              <text:p text:style-name="P20"><text:span text:style-name="T2">Establece el nombre de la entidad (zorro, zanahoria transgénica, ent, marciano, orco nocturno, etc)</text:span></text:p>
            </text:list-item>
            <text:list-item>
              <text:p text:style-name="P20"><text:span text:style-name="T2">No puede repetirse, atributo único.</text:span></text:p>
            </text:list-item>
          </text:list>
        </text:list-item>
        <text:list-item>
          <text:p text:style-name="P18"><text:span text:style-name="T10">Kingdom</text:span></text:p>
          <text:list>
            <text:list-item>
              <text:p text:style-name="P20"><text:span text:style-name="T2">Establece a qué reino de criaturas pertenecen las entidades.</text:span></text:p>
            </text:list-item>
            <text:list-item>
              <text:p text:style-name="P20"><text:span text:style-name="T2">Clases concretas que implementan IKingdom: Animal, Vegetal, Máquina, Mitológico y Extraterrestre. (Pueden agregar las que quieran)</text:span></text:p>
            </text:list-item>
          </text:list>
        </text:list-item>
        <text:list-item>
          <text:p text:style-name="P18"><text:span text:style-name="T10">Diet</text:span></text:p>
          <text:list>
            <text:list-item>
              <text:p text:style-name="P20"><text:span text:style-name="T2">Determina la alimentación de una entidad.</text:span></text:p>
            </text:list-item>
            <text:list-item>
              <text:p text:style-name="P20"><text:span text:style-name="T2">Clases concretas que implementan IDiet: <text:s/>Vegetariana, Carnívora, Omnívora, Energía eléctrica, Metales, Agua (Pueden agregar las que quieran).</text:span></text:p>
            </text:list-item>
          </text:list>
        </text:list-item>
        <text:list-item>
          <text:p text:style-name="P18"><text:span text:style-name="T10">Environment</text:span></text:p>
          <text:list>
            <text:list-item>
              <text:p text:style-name="P20"><text:span text:style-name="T2">Determina el tipo de terreno por el cual una entidad puede moverse. Agua, tierra, aire o cualquier combinación de ellos.</text:span></text:p>
            </text:list-item>
          </text:list>
        </text:list-item>
        <text:list-item>
          <text:p text:style-name="P18"><text:span text:style-name="T10">MaxEnergy</text:span><text:span text:style-name="T4"> (int)</text:span></text:p>
          <text:list>
            <text:list-item>
              <text:p text:style-name="P20"><text:span text:style-name="T2">Establece la energía máxima de una entidad.</text:span></text:p>
            </text:list-item>
            <text:list-item>
              <text:p text:style-name="P20"><text:span text:style-name="T2">Es posible alterar este valor a través del uso de ítems.</text:span></text:p>
            </text:list-item>
          </text:list>
        </text:list-item>
        <text:list-item>
          <text:p text:style-name="P18"><text:soft-page-break/><text:span text:style-name="T10">CurrentEnergy</text:span><text:span text:style-name="T4"> (int)</text:span></text:p>
          <text:list>
            <text:list-item>
              <text:p text:style-name="P20"><text:span text:style-name="T2">Es la energía actual de una entidad.</text:span></text:p>
            </text:list-item>
            <text:list-item>
              <text:p text:style-name="P20"><text:span text:style-name="T2">La utiliza para moverse, atacar o interactuar. (Cada una de estas acciones tiene un costo de energía)</text:span></text:p>
            </text:list-item>
            <text:list-item>
              <text:p text:style-name="P20"><text:span text:style-name="T2">Es posible alterar este valor a través del uso de ítems.</text:span></text:p>
            </text:list-item>
          </text:list>
        </text:list-item>
        <text:list-item>
          <text:p text:style-name="P18"><text:span text:style-name="T10">MaxLife</text:span><text:span text:style-name="T4"> (int)</text:span></text:p>
          <text:list>
            <text:list-item>
              <text:p text:style-name="P20"><text:span text:style-name="T2">Establece la vida máxima de una entidad.</text:span></text:p>
            </text:list-item>
            <text:list-item>
              <text:p text:style-name="P20"><text:span text:style-name="T2">Es posible alterar este valor a través del uso de ítems.</text:span></text:p>
            </text:list-item>
          </text:list>
        </text:list-item>
      </text:list>
      <text:list xml:id="list535021925" text:style-name="WWNum1">
        <text:list-item>
          <text:p text:style-name="P19"><text:span text:style-name="T10">CurrentLife</text:span><text:span text:style-name="T4"> (int)</text:span></text:p>
        </text:list-item>
      </text:list>
      <text:list xml:id="list153023666986418" text:continue-list="list1265412190" text:style-name="WWNum4">
        <text:list-item>
          <text:list>
            <text:list-item>
              <text:p text:style-name="P20"><text:span text:style-name="T2">Indica los puntos de vida actuales de una entidad.</text:span></text:p>
            </text:list-item>
            <text:list-item>
              <text:p text:style-name="P20"><text:span text:style-name="T2">Es el valor que se ve afectado al ser atacada o al utilizar un ítem.</text:span></text:p>
            </text:list-item>
            <text:list-item>
              <text:p text:style-name="P20"><text:span text:style-name="T2">Si llega a 0, la entidad muere.</text:span></text:p>
            </text:list-item>
            <text:list-item>
              <text:p text:style-name="P20"><text:span text:style-name="T2">Es posible recuperar puntos de vida a través de la comida, los ítems o descansando.</text:span></text:p>
            </text:list-item>
          </text:list>
        </text:list-item>
        <text:list-item>
          <text:p text:style-name="P11"><text:span text:style-name="T10">AtkPoints</text:span><text:span text:style-name="T4"> <text:s/>(int)</text:span></text:p>
          <text:list>
            <text:list-item>
              <text:p text:style-name="P20"><text:span text:style-name="T2">Establece los puntos de ataque.</text:span></text:p>
            </text:list-item>
            <text:list-item>
              <text:p text:style-name="P20"><text:span text:style-name="T2">Se utilizan para atacar a otras entidades.</text:span></text:p>
            </text:list-item>
            <text:list-item>
              <text:p text:style-name="P20"><text:span text:style-name="T2">Es posible alterar este valor a través del uso de ítems.</text:span></text:p>
            </text:list-item>
          </text:list>
        </text:list-item>
        <text:list-item>
          <text:p text:style-name="P18"><text:span text:style-name="T10">DefPoints</text:span><text:span text:style-name="T4"> <text:s/>(int)</text:span></text:p>
          <text:list>
            <text:list-item>
              <text:p text:style-name="P20"><text:span text:style-name="T2">Establece los puntos de defensa.</text:span></text:p>
            </text:list-item>
            <text:list-item>
              <text:p text:style-name="P20"><text:span text:style-name="T2">Se utilizan para defenderse de otras entidades.</text:span></text:p>
            </text:list-item>
            <text:list-item>
              <text:p text:style-name="P20"><text:span text:style-name="T2">Es posible alterar este valor a través del uso de ítems.</text:span></text:p>
            </text:list-item>
          </text:list>
        </text:list-item>
        <text:list-item>
          <text:p text:style-name="P18"><text:span text:style-name="T10">AtkRange</text:span><text:span text:style-name="T4"> (int)</text:span></text:p>
          <text:list>
            <text:list-item>
              <text:p text:style-name="P20"><text:soft-page-break/><text:span text:style-name="T2">Indica el rango de ataque de una entidad.</text:span></text:p>
            </text:list-item>
            <text:list-item>
              <text:p text:style-name="P20"><text:span text:style-name="T2">Si una entidad tiene rango puede atacar a las entidades que se estén posicionadas en los terrenos limítrofes al terreno en el que se encuentra.</text:span></text:p>
            </text:list-item>
            <text:list-item>
              <text:p text:style-name="P20"><text:span text:style-name="T2">Es posible alterar este valor a través del uso de ítems.</text:span></text:p>
            </text:list-item>
          </text:list>
        </text:list-item>
      </text:list>
      <text:p text:style-name="P2"/>
      <text:p text:style-name="P5"><text:span text:style-name="T2">Comportamientos de una entidad</text:span></text:p>
      <text:p text:style-name="P2"/>
      <text:list xml:id="list153022916386166" text:continue-list="list535021925" text:style-name="WWNum1">
        <text:list-item>
          <text:p text:style-name="P12"><text:span text:style-name="T4">MoveThrough ( </text:span><text:span text:style-name="T12">Terrain </text:span><text:span text:style-name="T4">terreno )</text:span></text:p>
          <text:list>
            <text:list-item>
              <text:p text:style-name="P21"><text:span text:style-name="T2">Puede moverse a un terreno dependiendo de la energía disponible.</text:span></text:p>
            </text:list-item>
            <text:list-item>
              <text:p text:style-name="P21"><text:span text:style-name="T2">La posibilidad de posicionarse en un terreno depende de los ambientes por los cuales puede moverse (agua, tierra, aire, o cualquier combinación de ellas).</text:span></text:p>
            </text:list-item>
          </text:list>
        </text:list-item>
        <text:list-item>
          <text:p text:style-name="P12"><text:span text:style-name="T4">Eat (</text:span><text:span text:style-name="T12"> IInteractuable </text:span><text:span text:style-name="T4">comida )</text:span></text:p>
          <text:list>
            <text:list-item>
              <text:p text:style-name="P21"><text:span text:style-name="T2">Comer recupera energía.</text:span></text:p>
            </text:list-item>
            <text:list-item>
              <text:p text:style-name="P21"><text:span text:style-name="T2">Solo puede comer aquellos alimentos que su dieta le permita (vegetales, carne, energía eléctrica, metales pesados, agua, etc)</text:span></text:p>
            </text:list-item>
          </text:list>
        </text:list-item>
      </text:list>
      <text:p text:style-name="P22"/>
      <text:list xml:id="list153024296006904" text:continue-numbering="true" text:style-name="WWNum1">
        <text:list-item>
          <text:p text:style-name="P12"><text:span text:style-name="T4">Attack ( </text:span><text:span text:style-name="T12">Entity</text:span><text:span text:style-name="T4"> entidad)</text:span></text:p>
          <text:list>
            <text:list-item>
              <text:p text:style-name="P21"><text:span text:style-name="T2">Ataca a otra entidad.</text:span></text:p>
            </text:list-item>
            <text:list-item>
              <text:p text:style-name="P21"><text:span text:style-name="T2">Tiene un costo de energía.</text:span></text:p>
            </text:list-item>
          </text:list>
        </text:list-item>
        <text:list-item>
          <text:p text:style-name="P12"><text:span text:style-name="T4">BeingAttacked ( </text:span><text:span text:style-name="T12">Int </text:span><text:span text:style-name="T4">atkPoints) </text:span></text:p>
          <text:list>
            <text:list-item>
              <text:p text:style-name="P21"><text:span text:style-name="T2">Recibe un ataque de otra entidad.</text:span></text:p>
            </text:list-item>
          </text:list>
        </text:list-item>
        <text:list-item>
          <text:p text:style-name="P19"><text:span text:style-name="T4">Interact( </text:span><text:span text:style-name="T12">IInteractuable</text:span><text:span text:style-name="T4"> objeto )</text:span></text:p>
          <text:list>
            <text:list-item>
              <text:p text:style-name="P23"><text:span text:style-name="T2">Acciona objetos interactuables</text:span></text:p>
            </text:list-item>
          </text:list>
        </text:list-item>
        <text:list-item>
          <text:p text:style-name="P12"><text:span text:style-name="T4">Rest ( )</text:span></text:p>
          <text:list>
            <text:list-item>
              <text:p text:style-name="P21"><text:soft-page-break/><text:span text:style-name="T2">Recupera 50 puntos de </text:span><text:span text:style-name="T10">CurrentEnergy</text:span><text:span text:style-name="T11"> </text:span><text:span text:style-name="T2">y 100 puntos de </text:span><text:span text:style-name="T10">CurrentLife</text:span></text:p>
            </text:list-item>
            <text:list-item>
              <text:p text:style-name="P21"><text:span text:style-name="T2">Si una entidad descansa, no puede realizar ninguna acción durante su próximo turno.</text:span></text:p>
            </text:list-item>
          </text:list>
        </text:list-item>
        <text:list-item>
          <text:p text:style-name="P12"><text:span text:style-name="T4">Die ( )</text:span></text:p>
          <text:list>
            <text:list-item>
              <text:p text:style-name="P21"><text:span text:style-name="T2">Elimina la entidad del mapa.</text:span></text:p>
            </text:list-item>
          </text:list>
        </text:list-item>
      </text:list>
      <text:p text:style-name="P24"/>
      <text:p text:style-name="P25"><text:span text:style-name="T2">Una entidad puede moverse, atacar y alimentarse todas las veces que quiera dentro de su turno siempre y cuando su energía se lo permita. Todas estas acciones tienen un costo X de energía. Si la entidad se mueve y su energía llega a 0 debe descansar (rest) o alimentarse (eat) para recuperar energía.</text:span></text:p>
      <text:p text:style-name="P25"><text:span text:style-name="T2">Descansar recupera el 50% de su energía máxima pero en su próximo turno no puede realizar ninguna acción por estar durmiendo.</text:span></text:p>
      <text:p text:style-name="P5"><text:span text:style-name="T6">Mecánica de ataque</text:span></text:p>
      <text:p text:style-name="P16"/>
      <text:list xml:id="list2617258836" text:style-name="WWNum3">
        <text:list-item>
          <text:p text:style-name="P13"><text:span text:style-name="T2">Una entidad con rango 0 solo puede atacar entidades que se encuentren en el mismo terreno.</text:span></text:p>
        </text:list-item>
        <text:list-item>
          <text:p text:style-name="P13"><text:span text:style-name="T2">Una entidad con rango 1 puede atacar a entidades en terrenos limítrofes</text:span></text:p>
        </text:list-item>
        <text:list-item>
          <text:p text:style-name="P13"><text:span text:style-name="T2"><text:s/>Atacar tiene un costo X de puntos de energía. </text:span></text:p>
        </text:list-item>
        <text:list-item>
          <text:p text:style-name="P13"><text:span text:style-name="T2">La entidad atacante debe arrojar un dado de 6 caras, el resultado se sumará a sus puntos de ataque y se comparará con la defensa de la entidad atacada que también arrojará un dado de 6 caras que sumará a sus puntos de defensa.</text:span></text:p>
        </text:list-item>
        <text:list-item>
          <text:p text:style-name="P13"><text:span text:style-name="T2">La entidad atacada recibirá una cantidad de daño igual a la diferencia entre su defensa y el ataque de la entidad atacante.</text:span></text:p>
        </text:list-item>
        <text:list-item>
          <text:p text:style-name="P13"><text:span text:style-name="T2">Si la defensa de la entidad atacada supera los puntos de ataque de la entidad atacante, la diferencia entre estos valores se resta a la vida de la entidad atacante.</text:span><text:span text:style-name="T6"> </text:span></text:p>
        </text:list-item>
      </text:list>
      <text:p text:style-name="P15"><draw:custom-shape text:anchor-type="as-char" draw:z-index="0" draw:style-name="gr1" draw:text-style-name="P30" svg:width="4.7815in" svg:height="0.5614in"><text:p text:style-name="P29"/><text:p text:style-name="P29"><text:span text:style-name="T13">(</text:span><text:span text:style-name="T15">(DefPointsAtacado + ResultadoDado)</text:span><text:span text:style-name="T13"> - </text:span><text:span text:style-name="T16">(AtkPointsAtacante</text:span><text:span text:style-name="T17">+ ResultadoDado)</text:span><text:span text:style-name="T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5"><text:span text:style-name="T6">Tablero</text:span><text:span text:style-name="T5"><text:tab/></text:span></text:p>
      <text:p text:style-name="P26"><text:span text:style-name="T2">El tablero se genera de forma aleatoria a través de la unión de una cantidad determinada de hexágonos. Cada hexágono debe estar conectado al menos con otro hexágono y representa un terreno, el cual puede ser de tipo </text:span><text:span text:style-name="T9">Acuático </text:span><text:span text:style-name="T2">o </text:span><text:span text:style-name="T18">Terrestre.</text:span><text:span text:style-name="T18"><draw:g text:anchor-type="as-char" draw:z-index="1" draw:style-name="gr2"><draw:custom-shape draw:name="Shape 3" draw:style-name="gr3" draw:text-style-name="P31" svg:width="0.4185in" svg:height="0.3614in" svg:x="2.6126in" svg:y="0.3618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4" draw:style-name="gr4" draw:text-style-name="P32" svg:width="0.4185in" svg:height="0.3614in" svg:x="2.939in" svg:y="0.1772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5" draw:style-name="gr5" draw:text-style-name="P33" svg:width="0.4185in" svg:height="0.3614in" svg:x="2.939in" svg:y="0.539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6" draw:style-name="gr4" draw:text-style-name="P32" svg:width="0.4185in" svg:height="0.3614in" svg:x="3.2661in" svg:y="0.3618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7" draw:style-name="gr4" draw:text-style-name="P32" svg:width="0.4185in" svg:height="0.3614in" svg:x="3.2661in" svg:y="0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8" draw:style-name="gr4" draw:text-style-name="P32" svg:width="0.4185in" svg:height="0.3614in" svg:x="3.6008in" svg:y="0.539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9" draw:style-name="gr4" draw:text-style-name="P32" svg:width="0.4185in" svg:height="0.3614in" svg:x="3.9272in" svg:y="0.3543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0" draw:style-name="gr6" draw:text-style-name="P32" svg:width="0.4185in" svg:height="0.3622in" svg:x="3.9272in" svg:y="0.7154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1" draw:style-name="gr4" draw:text-style-name="P32" svg:width="0.4185in" svg:height="0.3614in" svg:x="4.2547in" svg:y="0.539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2" draw:style-name="gr4" draw:text-style-name="P32" svg:width="0.4185in" svg:height="0.3614in" svg:x="4.2547in" svg:y="0.1772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3" draw:style-name="gr4" draw:text-style-name="P32" svg:width="0.4185in" svg:height="0.3614in" svg:x="2.6126in" svg:y="1.078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4" draw:style-name="gr4" draw:text-style-name="P32" svg:width="0.4185in" svg:height="0.3614in" svg:x="2.6126in" svg:y="1.4398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5" draw:style-name="gr4" draw:text-style-name="P32" svg:width="0.4185in" svg:height="0.3614in" svg:x="2.9402in" svg:y="1.2626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6" draw:style-name="gr3" draw:text-style-name="P31" svg:width="0.4185in" svg:height="0.3614in" svg:x="2.9402in" svg:y="0.9008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7" draw:style-name="gr6" draw:text-style-name="P32" svg:width="0.4185in" svg:height="0.3622in" svg:x="1.948in" svg:y="0.7154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8" draw:style-name="gr4" draw:text-style-name="P32" svg:width="0.4185in" svg:height="0.3614in" svg:x="1.948in" svg:y="1.078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19" draw:style-name="gr4" draw:text-style-name="P32" svg:width="0.4185in" svg:height="0.3614in" svg:x="2.2764in" svg:y="0.9008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0" draw:style-name="gr4" draw:text-style-name="P32" svg:width="0.4185in" svg:height="0.3614in" svg:x="2.2764in" svg:y="0.539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1" draw:style-name="gr3" draw:text-style-name="P31" svg:width="0.4185in" svg:height="0.3614in" svg:x="0in" svg:y="0.3071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2" draw:style-name="gr6" draw:text-style-name="P32" svg:width="0.4185in" svg:height="0.3622in" svg:x="0in" svg:y="0.7063in"><text:p text:style-name="P34"/><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custom-shape draw:name="Shape 23" draw:style-name="gr7" draw:text-style-name="P35" svg:width="1.4031in" svg:height="0.6476in" svg:x="0.4193in" svg:y="0.3307in"><text:p text:style-name="P34"><text:span text:style-name="T19">Terreno acuátic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7" draw:text-style-name="P35" svg:width="1.4031in" svg:height="0.648in" svg:x="0.4193in" svg:y="0.7307in"><text:p text:style-name="P34"><text:span text:style-name="T19">Terreno terrest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
      <text:p text:style-name="P5"><text:span text:style-name="T6">Costo de de las acciones</text:span><text:span text:style-name="T5"><text:line-break/></text:span><text:span text:style-name="T2">Atacar</text:span></text:p>
      <text:p text:style-name="P5"><text:soft-page-break/><text:span text:style-name="T2">Comer</text:span></text:p>
      <text:p text:style-name="P5"><text:span text:style-name="T2">Dormir</text:span></text:p>
      <text:p text:style-name="P5"><text:span text:style-name="T2">Moverse</text:span></text:p>
      <text:p text:style-name="P5"><text:span text:style-name="T2">Interactuar</text:span></text:p>
      <text:p text:style-name="P27"/>
      <text:p text:style-name="P28"><text:span text:style-name="T6">Win condición</text:span></text:p>
      <text:list xml:id="list2665243508" text:style-name="WWNum2">
        <text:list-item>
          <text:p text:style-name="P14"><text:span text:style-name="T5">Ser el único jugador con entidades en el map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ListLabel_20_1" style:display-name="ListLabel 1" style:family="text">
      <style:text-properties style:font-name="Montserrat" fo:font-family="Montserrat" style:font-family-generic="roman" style:font-pitch="variable" fo:font-size="10pt" style:text-underline-style="none" fo:font-weight="bold"/>
    </style:style>
    <style:style style:name="ListLabel_20_2" style:display-name="ListLabel 2" style:family="text">
      <style:text-properties style:font-name="Montserrat" fo:font-family="Montserrat" style:font-family-generic="roman" style:font-pitch="variable" fo:font-size="10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0pt" style:text-underline-style="none"/>
    </style:style>
    <style:style style:name="ListLabel_20_29" style:display-name="ListLabel 29" style:family="text">
      <style:text-properties style:font-name="Montserrat" fo:font-family="Montserrat" style:font-family-generic="roman" style:font-pitch="variable" fo:font-size="10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0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Montserrat" fo:font-family="Montserrat" style:font-family-generic="roman" style:font-pitch="variable" fo:font-size="12pt" style:text-underline-style="solid" style:text-underline-width="auto" style:text-underline-color="font-color" fo:font-weight="bold" style:font-name-asian="Montserrat1" style:font-family-asian="Montserrat" style:font-family-generic-asian="system" style:font-pitch-asian="variable" style:font-size-asian="12pt" style:font-weight-asian="bold" style:font-name-complex="Montserrat1" style:font-family-complex="Montserrat"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7" meta:word-count="1047" meta:character-count="6007" meta:non-whitespace-character-count="5109"/>
    <meta:generator>LibreOfficeDev/6.0.5.2$Linux_X86_64 LibreOffice_project/</meta:generator>
  </office:meta>
</office:document-meta>
</file>